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125">
            <text:p>1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0">
            <text:p>3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3200">
            <text:p>32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3000">
            <text:p>3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1000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2800">
            <text:p>28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1000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1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01:30:53.19</dc:date>
    <dc:creator>Wister </dc:creator>
    <meta:editing-duration>PT1H44M14S</meta:editing-duration>
    <meta:editing-cycles>56</meta:editing-cycles>
    <meta:document-statistic meta:table-count="1" meta:cell-count="557" meta:object-count="0"/>
  </office:meta>
</office:document-meta>
</file>